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arial" svg:font-family="arial, sans-serif"/>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officeooo:paragraph-rsid="00c7ec0f" style:font-size-asian="12pt" style:font-size-complex="12pt"/>
    </style:style>
    <style:style style:name="P5" style:family="paragraph" style:parent-style-name="Standard">
      <style:text-properties style:font-name="Calibri" fo:font-size="12pt" fo:language="en" fo:country="AU" fo:font-weight="bold" style:font-size-asian="12pt" style:font-size-complex="12pt"/>
    </style:style>
    <style:style style:name="P6" style:family="paragraph" style:parent-style-name="Standard">
      <style:text-properties style:font-name="Calibri" fo:font-size="12pt" fo:language="en" fo:country="AU" fo:font-weight="bold" officeooo:paragraph-rsid="009e67b7" style:font-size-asian="12pt" style:font-size-complex="12pt"/>
    </style:style>
    <style:style style:name="P7" style:family="paragraph" style:parent-style-name="Standard">
      <style:text-properties fo:color="#000000" style:font-name="Calibri" fo:font-size="12pt" fo:language="en" fo:country="AU" fo:font-weight="bold" style:font-size-asian="12pt" style:font-size-complex="12pt"/>
    </style:style>
    <style:style style:name="P8" style:family="paragraph" style:parent-style-name="Standard">
      <style:text-properties fo:color="#000000" style:font-name="Calibri" fo:font-size="12pt" fo:language="en" fo:country="AU" fo:font-weight="bold" officeooo:rsid="002070c0" officeooo:paragraph-rsid="001d7c8c" style:font-size-asian="12pt" style:font-size-complex="12pt"/>
    </style:style>
    <style:style style:name="P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P10"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11" style:family="paragraph" style:parent-style-name="Standard">
      <style:text-properties style:font-name="Calibri" fo:font-size="12pt" fo:language="en" fo:country="AU" fo:font-weight="bold" officeooo:paragraph-rsid="00d81e22" style:font-size-asian="12pt" style:font-size-complex="12pt"/>
    </style:style>
    <style:style style:name="P12" style:family="paragraph" style:parent-style-name="Standard">
      <style:text-properties style:font-name="Calibri" fo:font-size="12pt" fo:language="en" fo:country="AU" fo:font-weight="bold" officeooo:paragraph-rsid="009e67b7" style:font-size-asian="12pt" style:font-size-complex="12pt"/>
    </style:style>
    <style:style style:name="P13" style:family="paragraph" style:parent-style-name="Standard">
      <style:text-properties style:font-name="Calibri" fo:font-size="12pt" fo:language="en" fo:country="AU" style:font-size-asian="12pt" style:font-size-complex="12pt"/>
    </style:style>
    <style:style style:name="P14" style:family="paragraph" style:parent-style-name="Standard">
      <style:text-properties style:font-name="Calibri" fo:font-size="12pt" fo:language="en" fo:country="AU" officeooo:paragraph-rsid="00d81e22" style:font-size-asian="12pt" style:font-size-complex="12pt"/>
    </style:style>
    <style:style style:name="P15" style:family="paragraph" style:parent-style-name="Standard">
      <style:text-properties style:font-name="Calibri" fo:font-size="12pt" fo:language="en" fo:country="AU" officeooo:paragraph-rsid="0091fd24" style:font-size-asian="12pt" style:font-size-complex="12pt"/>
    </style:style>
    <style:style style:name="P16" style:family="paragraph" style:parent-style-name="Standard">
      <style:text-properties fo:color="#000000" style:font-name="Calibri" fo:font-size="12pt" fo:language="en" fo:country="AU" fo:font-weight="bold"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c7ec0f"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86479" officeooo:paragraph-rsid="00c86479"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7ec0f" officeooo:paragraph-rsid="00c7ec0f"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c7ec0f"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c7ec0f"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d641c1" style:font-size-asian="12pt" style:font-size-complex="12pt"/>
    </style:style>
    <style:style style:name="P32"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3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3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d81e22" style:font-size-asian="12pt" style:font-size-complex="12pt"/>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8b4c8" officeooo:paragraph-rsid="00d8b4c8" style:font-size-asian="12pt" style:font-size-complex="12pt"/>
    </style:style>
    <style:style style:name="P4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9b5f5" officeooo:paragraph-rsid="00d9b5f5" style:font-size-asian="12pt" style:font-size-complex="12pt"/>
    </style:style>
    <style:style style:name="P4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db117c" officeooo:paragraph-rsid="00db117c" style:font-size-asian="12pt" style:font-size-complex="12pt"/>
    </style:style>
    <style:style style:name="P4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079c3" officeooo:paragraph-rsid="00d079c3" style:font-size-asian="12pt" style:font-weight-asian="normal" style:font-size-complex="12pt" style:font-weight-complex="normal"/>
    </style:style>
    <style:style style:name="P4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3c60d" style:font-size-asian="12pt" style:font-weight-asian="normal" style:font-size-complex="12pt" style:font-weight-complex="normal"/>
    </style:style>
    <style:style style:name="P4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5a1a8" style:font-size-asian="12pt" style:font-weight-asian="normal" style:font-size-complex="12pt" style:font-weight-complex="normal"/>
    </style:style>
    <style:style style:name="P4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8d754" officeooo:paragraph-rsid="00d8d754" style:font-size-asian="12pt" style:font-weight-asian="normal" style:font-size-complex="12pt" style:font-weight-complex="normal"/>
    </style:style>
    <style:style style:name="P4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d64c6" officeooo:paragraph-rsid="00dd64c6" style:font-size-asian="12pt" style:font-weight-asian="normal" style:font-size-complex="12pt" style:font-weight-complex="normal"/>
    </style:style>
    <style:style style:name="P4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ee61a" officeooo:paragraph-rsid="00dee61a" style:font-size-asian="12pt" style:font-weight-asian="normal" style:font-size-complex="12pt" style:font-weight-complex="normal"/>
    </style:style>
    <style:style style:name="P48"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49"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50"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51"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5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5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54"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5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56"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5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P58" style:family="paragraph" style:parent-style-name="Standard">
      <style:paragraph-properties fo:break-before="page"/>
      <style:text-properties style:font-name="Calibri" fo:font-size="12pt" fo:language="en" fo:country="AU" style:font-size-asian="12pt" style:font-size-complex="12pt"/>
    </style:style>
    <style:style style:name="P59" style:family="paragraph" style:parent-style-name="Standard">
      <style:paragraph-properties fo:break-before="page"/>
      <style:text-properties style:font-name="Calibri" fo:font-size="12pt" fo:language="en" fo:country="AU" officeooo:paragraph-rsid="0091fd24" style:font-size-asian="12pt" style:font-size-complex="12pt"/>
    </style:style>
    <style:style style:name="P60" style:family="paragraph" style:parent-style-name="Standard">
      <style:paragraph-properties fo:break-before="page"/>
      <style:text-properties style:font-name="Calibri" fo:font-size="12pt" fo:language="en" fo:country="AU" fo:font-weight="bold" officeooo:paragraph-rsid="009e67b7"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bold" officeooo:rsid="00c7ec0f"/>
    </style:style>
    <style:style style:name="T9" style:family="text">
      <style:text-properties fo:color="#000000" fo:font-weight="bold" officeooo:rsid="00d81e22"/>
    </style:style>
    <style:style style:name="T10" style:family="text">
      <style:text-properties fo:color="#000000" fo:font-weight="normal" officeooo:rsid="0091fd24" style:font-weight-asian="normal" style:font-weight-complex="normal"/>
    </style:style>
    <style:style style:name="T11" style:family="text">
      <style:text-properties fo:color="#000000" fo:font-weight="normal" officeooo:rsid="00c7ec0f" style:font-weight-asian="normal" style:font-weight-complex="normal"/>
    </style:style>
    <style:style style:name="T12" style:family="text">
      <style:text-properties fo:color="#000000" fo:font-weight="normal" officeooo:rsid="00d81e22" style:font-weight-asian="normal" style:font-weight-complex="normal"/>
    </style:style>
    <style:style style:name="T13" style:family="text">
      <style:text-properties officeooo:rsid="001d7c8c"/>
    </style:style>
    <style:style style:name="T14" style:family="text">
      <style:text-properties style:font-name="Calibri" fo:font-size="12pt" officeooo:rsid="00222efd" style:font-size-asian="12pt" style:font-size-complex="12pt"/>
    </style:style>
    <style:style style:name="T15" style:family="text">
      <style:text-properties style:font-name="Calibri" fo:font-size="12pt" officeooo:rsid="004f3a58" style:font-size-asian="12pt" style:font-size-complex="12pt"/>
    </style:style>
    <style:style style:name="T16" style:family="text">
      <style:text-properties style:font-name="Calibri" fo:font-size="12pt" fo:language="en" fo:country="AU" style:font-size-asian="12pt" style:font-size-complex="12pt"/>
    </style:style>
    <style:style style:name="T17" style:family="text">
      <style:text-properties style:font-name="Calibri" fo:font-size="12pt" fo:language="en" fo:country="AU" officeooo:rsid="0049302a" style:font-size-asian="12pt" style:font-size-complex="12pt"/>
    </style:style>
    <style:style style:name="T18" style:family="text">
      <style:text-properties style:font-name="Calibri" fo:font-size="12pt" fo:language="en" fo:country="AU" officeooo:rsid="00528dfa"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3b7b77" style:font-size-asian="12pt" style:font-size-complex="12pt"/>
    </style:style>
    <style:style style:name="T21" style:family="text">
      <style:text-properties fo:font-size="12pt" officeooo:rsid="00915ba9" style:font-size-asian="12pt" style:font-size-complex="12pt"/>
    </style:style>
    <style:style style:name="T22" style:family="text">
      <style:text-properties fo:font-size="12pt" officeooo:rsid="00ce5c44" style:font-size-asian="12pt" style:font-size-complex="12pt"/>
    </style:style>
    <style:style style:name="T23" style:family="text">
      <style:text-properties fo:font-size="12pt" fo:font-weight="bold" style:font-size-asian="12pt" style:font-size-complex="12pt"/>
    </style:style>
    <style:style style:name="T24" style:family="text">
      <style:text-properties fo:font-size="12pt" fo:font-weight="bold" officeooo:rsid="00ce5c44" style:font-size-asian="12pt" style:font-weight-asian="bold" style:font-size-complex="12pt" style:font-weight-complex="bold"/>
    </style:style>
    <style:style style:name="T25" style:family="text">
      <style:text-properties officeooo:rsid="002156b6"/>
    </style:style>
    <style:style style:name="T26" style:family="text">
      <style:text-properties fo:font-style="italic"/>
    </style:style>
    <style:style style:name="T27" style:family="text">
      <style:text-properties fo:font-style="italic" officeooo:rsid="001d7c8c"/>
    </style:style>
    <style:style style:name="T28" style:family="text">
      <style:text-properties fo:font-style="italic" officeooo:rsid="0091fd24"/>
    </style:style>
    <style:style style:name="T29" style:family="text">
      <style:text-properties fo:font-style="italic" officeooo:rsid="00c7ec0f"/>
    </style:style>
    <style:style style:name="T30" style:family="text">
      <style:text-properties fo:font-style="italic" officeooo:rsid="00d81e22"/>
    </style:style>
    <style:style style:name="T31" style:family="text">
      <style:text-properties officeooo:rsid="0043fdf7"/>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2156b6" style:font-weight-asian="bold" style:font-weight-complex="bold"/>
    </style:style>
    <style:style style:name="T35" style:family="text">
      <style:text-properties fo:font-weight="bold" officeooo:rsid="0068cd4c" style:font-weight-asian="bold" style:font-weight-complex="bold"/>
    </style:style>
    <style:style style:name="T36" style:family="text">
      <style:text-properties fo:font-weight="bold" officeooo:rsid="0074f2ff" style:font-weight-asian="bold" style:font-weight-complex="bold"/>
    </style:style>
    <style:style style:name="T37" style:family="text">
      <style:text-properties fo:font-weight="bold" officeooo:rsid="0078a862" style:font-weight-asian="bold" style:font-weight-complex="bold"/>
    </style:style>
    <style:style style:name="T38" style:family="text">
      <style:text-properties fo:font-weight="bold" officeooo:rsid="001d7c8c" style:font-weight-asian="bold" style:font-weight-complex="bold"/>
    </style:style>
    <style:style style:name="T39" style:family="text">
      <style:text-properties fo:font-weight="bold" officeooo:rsid="0066e1c8" style:font-weight-asian="bold" style:font-weight-complex="bold"/>
    </style:style>
    <style:style style:name="T40" style:family="text">
      <style:text-properties fo:font-weight="bold" officeooo:rsid="00ad7853" style:font-weight-asian="bold" style:font-weight-complex="bold"/>
    </style:style>
    <style:style style:name="T41" style:family="text">
      <style:text-properties fo:font-weight="bold" officeooo:rsid="00c7ec0f" style:font-weight-asian="bold" style:font-weight-complex="bold"/>
    </style:style>
    <style:style style:name="T42" style:family="text">
      <style:text-properties fo:font-weight="bold" officeooo:rsid="00dd64c6" style:font-weight-asian="bold" style:font-weight-complex="bold"/>
    </style:style>
    <style:style style:name="T43" style:family="text">
      <style:text-properties officeooo:rsid="0049302a"/>
    </style:style>
    <style:style style:name="T44" style:family="text">
      <style:text-properties officeooo:rsid="004a6581"/>
    </style:style>
    <style:style style:name="T45" style:family="text">
      <style:text-properties officeooo:rsid="00540d94"/>
    </style:style>
    <style:style style:name="T46" style:family="text">
      <style:text-properties officeooo:rsid="005955b9"/>
    </style:style>
    <style:style style:name="T47" style:family="text">
      <style:text-properties officeooo:rsid="006353bf"/>
    </style:style>
    <style:style style:name="T48" style:family="text">
      <style:text-properties fo:font-weight="normal" style:font-weight-asian="normal" style:font-weight-complex="normal"/>
    </style:style>
    <style:style style:name="T49" style:family="text">
      <style:text-properties fo:font-weight="normal" officeooo:rsid="00646f95" style:font-weight-asian="normal" style:font-weight-complex="normal"/>
    </style:style>
    <style:style style:name="T50" style:family="text">
      <style:text-properties fo:font-weight="normal" officeooo:rsid="0068cd4c" style:font-weight-asian="normal" style:font-weight-complex="normal"/>
    </style:style>
    <style:style style:name="T51" style:family="text">
      <style:text-properties fo:font-weight="normal" officeooo:rsid="007b0739" style:font-weight-asian="normal" style:font-weight-complex="normal"/>
    </style:style>
    <style:style style:name="T52" style:family="text">
      <style:text-properties fo:font-weight="normal" officeooo:rsid="007c27ad" style:font-weight-asian="normal" style:font-weight-complex="normal"/>
    </style:style>
    <style:style style:name="T53" style:family="text">
      <style:text-properties fo:font-weight="normal" officeooo:rsid="001d7c8c" style:font-weight-asian="normal" style:font-weight-complex="normal"/>
    </style:style>
    <style:style style:name="T54" style:family="text">
      <style:text-properties fo:font-weight="normal" officeooo:rsid="00c7ec0f" style:font-weight-asian="normal" style:font-weight-complex="normal"/>
    </style:style>
    <style:style style:name="T55" style:family="text">
      <style:text-properties fo:font-weight="normal" officeooo:rsid="00c1ff52" style:font-weight-asian="normal" style:font-weight-complex="normal"/>
    </style:style>
    <style:style style:name="T56" style:family="text">
      <style:text-properties fo:font-weight="normal" officeooo:rsid="004c3dc1" style:font-weight-asian="normal" style:font-weight-complex="normal"/>
    </style:style>
    <style:style style:name="T57" style:family="text">
      <style:text-properties fo:font-weight="normal" officeooo:rsid="0091fd24" style:font-weight-asian="normal" style:font-weight-complex="normal"/>
    </style:style>
    <style:style style:name="T58" style:family="text">
      <style:text-properties fo:font-weight="normal" officeooo:rsid="00d81e22" style:font-weight-asian="normal" style:font-weight-complex="normal"/>
    </style:style>
    <style:style style:name="T59" style:family="text">
      <style:text-properties fo:font-weight="normal" officeooo:rsid="00dd64c6" style:font-weight-asian="normal" style:font-weight-complex="normal"/>
    </style:style>
    <style:style style:name="T60" style:family="text">
      <style:text-properties fo:font-weight="normal" officeooo:rsid="00dee61a" style:font-weight-asian="normal" style:font-weight-complex="normal"/>
    </style:style>
    <style:style style:name="T61" style:family="text">
      <style:text-properties officeooo:rsid="006a43ce"/>
    </style:style>
    <style:style style:name="T62" style:family="text">
      <style:text-properties officeooo:rsid="006ce090"/>
    </style:style>
    <style:style style:name="T63" style:family="text">
      <style:text-properties fo:language="en" fo:country="AU"/>
    </style:style>
    <style:style style:name="T64" style:family="text">
      <style:text-properties fo:language="en" fo:country="AU" officeooo:rsid="003caaed"/>
    </style:style>
    <style:style style:name="T65" style:family="text">
      <style:text-properties fo:language="en" fo:country="AU" officeooo:rsid="00934b1a"/>
    </style:style>
    <style:style style:name="T66" style:family="text">
      <style:text-properties fo:language="en" fo:country="AU" officeooo:rsid="00981c2b"/>
    </style:style>
    <style:style style:name="T67" style:family="text">
      <style:text-properties fo:language="en" fo:country="AU" fo:font-weight="bold" style:font-weight-asian="bold" style:font-weight-complex="bold"/>
    </style:style>
    <style:style style:name="T68" style:family="text">
      <style:text-properties fo:language="en" fo:country="AU" fo:font-weight="bold" officeooo:rsid="00981c2b" style:font-weight-asian="bold" style:font-weight-complex="bold"/>
    </style:style>
    <style:style style:name="T69" style:family="text">
      <style:text-properties fo:language="en" fo:country="AU" fo:font-weight="bold" officeooo:rsid="001d7c8c" style:font-weight-asian="bold" style:font-weight-complex="bold"/>
    </style:style>
    <style:style style:name="T70" style:family="text">
      <style:text-properties fo:language="en" fo:country="AU" fo:font-weight="bold" officeooo:rsid="00c1ff52" style:font-weight-asian="bold" style:font-weight-complex="bold"/>
    </style:style>
    <style:style style:name="T71" style:family="text">
      <style:text-properties fo:language="en" fo:country="AU" fo:font-weight="normal" style:font-weight-asian="normal" style:font-weight-complex="normal"/>
    </style:style>
    <style:style style:name="T72" style:family="text">
      <style:text-properties fo:language="en" fo:country="AU" fo:font-weight="normal" officeooo:rsid="00c1ff52" style:font-weight-asian="normal" style:font-weight-complex="normal"/>
    </style:style>
    <style:style style:name="T73" style:family="text">
      <style:text-properties fo:language="en" fo:country="AU" officeooo:rsid="00a87e1f"/>
    </style:style>
    <style:style style:name="T74" style:family="text">
      <style:text-properties fo:language="en" fo:country="AU" officeooo:rsid="00aa7991"/>
    </style:style>
    <style:style style:name="T75" style:family="text">
      <style:text-properties fo:language="en" fo:country="AU" officeooo:rsid="00abb39c"/>
    </style:style>
    <style:style style:name="T76" style:family="text">
      <style:text-properties fo:language="en" fo:country="AU" officeooo:rsid="001d7c8c"/>
    </style:style>
    <style:style style:name="T77" style:family="text">
      <style:text-properties fo:language="en" fo:country="AU" officeooo:rsid="00b8398c"/>
    </style:style>
    <style:style style:name="T78" style:family="text">
      <style:text-properties fo:language="en" fo:country="AU" officeooo:rsid="00ba34b8"/>
    </style:style>
    <style:style style:name="T79" style:family="text">
      <style:text-properties fo:language="en" fo:country="AU" officeooo:rsid="00933c6c"/>
    </style:style>
    <style:style style:name="T80" style:family="text">
      <style:text-properties fo:language="en" fo:country="AU" officeooo:rsid="00bcfada"/>
    </style:style>
    <style:style style:name="T81" style:family="text">
      <style:text-properties fo:language="en" fo:country="AU" officeooo:rsid="00c68536"/>
    </style:style>
    <style:style style:name="T82" style:family="text">
      <style:text-properties officeooo:rsid="006f3a53"/>
    </style:style>
    <style:style style:name="T83" style:family="text">
      <style:text-properties officeooo:rsid="0073b05d"/>
    </style:style>
    <style:style style:name="T84" style:family="text">
      <style:text-properties officeooo:rsid="0074f2ff"/>
    </style:style>
    <style:style style:name="T85" style:family="text">
      <style:text-properties officeooo:rsid="0076f57b"/>
    </style:style>
    <style:style style:name="T86" style:family="text">
      <style:text-properties officeooo:rsid="007890a6"/>
    </style:style>
    <style:style style:name="T87" style:family="text">
      <style:text-properties officeooo:rsid="0078a862"/>
    </style:style>
    <style:style style:name="T88" style:family="text">
      <style:text-properties officeooo:rsid="007fb2d0"/>
    </style:style>
    <style:style style:name="T89" style:family="text">
      <style:text-properties officeooo:rsid="008a826e"/>
    </style:style>
    <style:style style:name="T90" style:family="text">
      <style:text-properties officeooo:rsid="008da2d4"/>
    </style:style>
    <style:style style:name="T91" style:family="text">
      <style:text-properties officeooo:rsid="0091fd24"/>
    </style:style>
    <style:style style:name="T92" style:family="text">
      <style:text-properties officeooo:rsid="00933c6c"/>
    </style:style>
    <style:style style:name="T93" style:family="text">
      <style:text-properties officeooo:rsid="0066e1c8"/>
    </style:style>
    <style:style style:name="T94" style:family="text">
      <style:text-properties officeooo:rsid="00ad7853"/>
    </style:style>
    <style:style style:name="T95" style:family="text">
      <style:text-properties officeooo:rsid="00be299b"/>
    </style:style>
    <style:style style:name="T96" style:family="text">
      <style:text-properties officeooo:rsid="00be8332"/>
    </style:style>
    <style:style style:name="T97" style:family="text">
      <style:text-properties officeooo:rsid="00c7ec0f"/>
    </style:style>
    <style:style style:name="T98" style:family="text">
      <style:text-properties officeooo:rsid="00d09d5a"/>
    </style:style>
    <style:style style:name="T99" style:family="text">
      <style:text-properties officeooo:rsid="00d8b4c8"/>
    </style:style>
    <style:style style:name="T100" style:family="text">
      <style:text-properties style:text-position="super 58%" fo:font-weight="normal" style:font-weight-asian="normal" style:font-weight-complex="normal"/>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Alejandro</text:span><text:span text:style-name="T1"> Falkowski</text:span><text:span text:style-name="T3"><text:line-break/></text:span><text:span text:style-name="T23">alexrfalkowski@gmail.com</text:span><text:span text:style-name="T19"><text:line-break/></text:span><text:span text:style-name="T20">Skype: </text:span><text:a xlink:type="simple" xlink:href="mailto:alexrfalkowski@gmail.com" text:style-name="Internet_20_link" text:visited-style-name="Visited_20_Internet_20_Link"><text:span text:style-name="T21">alexrfalkowski@gmail.com</text:span></text:a><text:span text:style-name="T21"><text:line-break/></text:span><text:span text:style-name="T24">Australian Citizen</text:span><text:span text:style-name="T22"><text:line-break/></text:span><text:span text:style-name="T24">Permanent Resident of Panama</text:span></text:p>
      <text:p text:style-name="P1"/>
      <text:p text:style-name="P5">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1">EMPLOYMENT</text:p>
      <text:p text:style-name="P11"/>
      <text:p text:style-name="P14"><text:span text:style-name="T9">Architecture Lead</text:span><text:span text:style-name="T6"> </text:span><text:span text:style-name="T12">Gelato</text:span><text:span text:style-name="T13"> </text:span><text:span text:style-name="T28">0</text:span><text:span text:style-name="T30">3</text:span><text:span text:style-name="T28">-</text:span><text:span text:style-name="T30">19</text:span><text:span text:style-name="T26"> &gt; Current</text:span></text:p>
      <text:p text:style-name="P14"/>
      <text:p text:style-name="P14">Achievements</text:p>
      <text:list xml:id="list2579206773" text:style-name="L1">
        <text:list-item>
          <text:p text:style-name="P40"><text:span text:style-name="T53">I</text:span><text:span text:style-name="T48">mplemented </text:span><text:span text:style-name="T60">important</text:span><text:span text:style-name="T48"> diagrams of the systems using </text:span><text:span text:style-name="T33">C4 Model</text:span><text:span text:style-name="T48">.</text:span></text:p>
        </text:list-item>
        <text:list-item>
          <text:p text:style-name="P41"><text:span text:style-name="T48">Provided guidance in deciding what 3</text:span><text:span text:style-name="T100">rd</text:span><text:span text:style-name="T48"> Party software to use as part of the </text:span><text:span text:style-name="T33">procurement</text:span><text:span text:style-name="T48"> process.</text:span></text:p>
        </text:list-item>
        <text:list-item>
          <text:p text:style-name="P39"><text:span text:style-name="T48">Provided guidance in building </text:span><text:span text:style-name="T33">fault tolerant</text:span><text:span text:style-name="T48"> software.</text:span></text:p>
        </text:list-item>
        <text:list-item>
          <text:p text:style-name="P39"><text:span text:style-name="T48">Provided guidance in designing </text:span><text:span text:style-name="T41">Microservices </text:span><text:span text:style-name="T48">using </text:span><text:span text:style-name="T41">Domain Driven Design</text:span><text:span text:style-name="T54">.</text:span></text:p>
        </text:list-item>
        <text:list-item>
          <text:p text:style-name="P45"><text:span text:style-name="T99">Implemented</text:span> with the coordination with Team Leads to have a strong <text:span text:style-name="T33">Code Review</text:span> process.</text:p>
        </text:list-item>
        <text:list-item>
          <text:p text:style-name="P46">Helped provide a standard for <text:span text:style-name="T33">Go</text:span> <text:span text:style-name="T41">Microservices </text:span>using <text:a xlink:type="simple" xlink:href="https://gokit.io/" text:style-name="Internet_20_link" text:visited-style-name="Visited_20_Internet_20_Link">Go kit</text:a> and following a <text:a xlink:type="simple" xlink:href="https://github.com/golang-standards/project-layout" text:style-name="Internet_20_link" text:visited-style-name="Visited_20_Internet_20_Link">project structure</text:a>.</text:p>
        </text:list-item>
        <text:list-item>
          <text:p text:style-name="P47">Implemented prototypes as a method to trail and teach techniques.</text:p>
        </text:list-item>
        <text:list-item>
          <text:p text:style-name="P47">Implemented a <text:span text:style-name="T33">continuous learning culture</text:span> by providing a book club.</text:p>
        </text:list-item>
        <text:list-item>
          <text:p text:style-name="P39"><text:span text:style-name="T48">Implemented a standard regarding </text:span><text:span text:style-name="T33">API design/</text:span><text:span text:style-name="T42">versioning</text:span><text:span text:style-name="T48"> using </text:span><text:span text:style-name="T33">gRPC</text:span><text:span text:style-name="T48"> and </text:span><text:span text:style-name="T33">Swagger</text:span><text:span text:style-name="T48">.</text:span></text:p>
        </text:list-item>
        <text:list-item>
          <text:p text:style-name="P38"><text:span text:style-name="T91">Responsible for hiring engineers and help drive the process</text:span></text:p>
        </text:list-item>
        <text:list-item>
          <text:p text:style-name="P38"><text:span text:style-name="T56">Reported to the </text:span><text:span text:style-name="T54">CTO</text:span><text:span text:style-name="T56"> and lead a team of </text:span><text:span text:style-name="T58">5</text:span><text:span text:style-name="T56"> </text:span><text:span text:style-name="T57">engineers</text:span><text:span text:style-name="T56">.</text:span><text:span text:style-name="T32"><text:line-break/></text:span></text:p>
        </text:list-item>
      </text:list>
      <text:p text:style-name="P4"><text:span text:style-name="T8">Backend Lead</text:span><text:span text:style-name="T6"> </text:span><text:span text:style-name="T11">WUNDER MOBILITY</text:span><text:span text:style-name="T13"> </text:span><text:span text:style-name="T28">0</text:span><text:span text:style-name="T29">8</text:span><text:span text:style-name="T28">-</text:span><text:span text:style-name="T29">18</text:span><text:span text:style-name="T26"> &gt; </text:span><text:span text:style-name="T30">02-19</text:span></text:p>
      <text:p text:style-name="P4"/>
      <text:p text:style-name="P4">Achievements</text:p>
      <text:list xml:id="list53316563424278" text:continue-numbering="true" text:style-name="L1">
        <text:list-item>
          <text:p text:style-name="P17"><text:span text:style-name="T55">Maintained </text:span><text:span text:style-name="T54">the carpooling product built in</text:span><text:span text:style-name="T55"> </text:span><text:span text:style-name="T41">Elixir 1.6.5</text:span><text:span text:style-name="T53"> using </text:span><text:span text:style-name="T41">PostgreSQL</text:span><text:span text:style-name="T53">, </text:span><text:span text:style-name="T41">Neo4j</text:span><text:span text:style-name="T53">, </text:span><text:span text:style-name="T41">Elasticsearch</text:span><text:span text:style-name="T53">. </text:span></text:p>
        </text:list-item>
        <text:list-item>
          <text:p text:style-name="P19"><text:span text:style-name="T48">Acted as </text:span><text:span text:style-name="T33">Product Owner</text:span><text:span text:style-name="T48"> for a Performance Team. This team consisted of 3 engineers and was in charge implementing best practices and KPI’s for the backend.</text:span></text:p>
        </text:list-item>
        <text:list-item>
          <text:p text:style-name="P20">Designed the <text:span text:style-name="T98">F</text:span>leet architecture using <text:span text:style-name="T33">Domain Driven Design</text:span> and <text:span text:style-name="T33">Microservices.</text:span></text:p>
        </text:list-item>
        <text:list-item>
          <text:p text:style-name="P42">Implemented the <text:span text:style-name="T98">F</text:span>leet product using <text:span text:style-name="T33">NodeJS</text:span> with <text:span text:style-name="T33">TypeScript.</text:span></text:p>
        </text:list-item>
        <text:list-item>
          <text:p text:style-name="P21">Implemented <text:span text:style-name="T96">infrastructure automation</text:span> using <text:span text:style-name="T41">Google Cloud</text:span>.</text:p>
        </text:list-item>
        <text:list-item>
          <text:p text:style-name="P23">Responsible for hiring engineers.</text:p>
        </text:list-item>
        <text:list-item>
          <text:p text:style-name="P43">Reported to the <text:span text:style-name="T97">CTO</text:span> and lead a team of <text:span text:style-name="T97">7</text:span> <text:span text:style-name="T91">engineers</text:span>.</text:p>
        </text:list-item>
      </text:list>
      <text:p text:style-name="P5"/>
      <text:p text:style-name="P3"><text:span text:style-name="T7"/></text:p>
      <text:p text:style-name="P59"><text:span text:style-name="T7">CTO</text:span><text:span text:style-name="T6"> </text:span><text:span text:style-name="T10">CASHCOWPRO</text:span><text:span text:style-name="T13"> </text:span><text:span text:style-name="T28">04-17</text:span><text:span text:style-name="T26"> &gt; </text:span><text:span text:style-name="T29">08-18</text:span></text:p>
      <text:p text:style-name="P3"/>
      <text:p text:style-name="P3">Achievements</text:p>
      <text:list xml:id="list53317372222965" text:continue-numbering="true" text:style-name="L1">
        <text:list-item>
          <text:p text:style-name="P48"><text:span text:style-name="T77">D</text:span><text:span text:style-name="T63">esign</text:span><text:span text:style-name="T77">ed</text:span><text:span text:style-name="T63"> a </text:span><text:span text:style-name="T81">Road Map</text:span><text:span text:style-name="T63"> and act</text:span><text:span text:style-name="T78">ed</text:span><text:span text:style-name="T63"> as Product Owner </text:span><text:span text:style-name="T75">using </text:span><text:span text:style-name="T76">Lean Methodologies (</text:span><text:span text:style-name="T69">Kanban</text:span><text:span text:style-name="T76">, </text:span><text:span text:style-name="T69">Lean Software Development</text:span><text:span text:style-name="T76">).</text:span></text:p>
        </text:list-item>
        <text:list-item>
          <text:p text:style-name="P49"><text:span text:style-name="T79">Implemented</text:span><text:span text:style-name="T63"> the usage </text:span><text:span text:style-name="T80">of </text:span><text:span text:style-name="T67">Specification By Example</text:span><text:span text:style-name="T63"> and </text:span><text:span text:style-name="T67">BDD.</text:span></text:p>
        </text:list-item>
        <text:list-item>
          <text:p text:style-name="P50"><text:span text:style-name="T63">Designed a system </text:span><text:span text:style-name="T73">that</text:span><text:span text:style-name="T63"> allow</text:span><text:span text:style-name="T73">ed</text:span><text:span text:style-name="T63"> amazon sellers to discover best selling products on amazon, </text:span><text:span text:style-name="T74">this gave them ideas on what to sell</text:span><text:span text:style-name="T63">. This was implemented using </text:span><text:span text:style-name="T65">microservices </text:span><text:span text:style-name="T63">written in </text:span><text:span text:style-name="T68">Go</text:span><text:span text:style-name="T66">, </text:span><text:span text:style-name="T68">Elixir</text:span><text:span text:style-name="T66"> and </text:span><text:span text:style-name="T68">Ruby. </text:span><text:span text:style-name="T71">It used </text:span><text:span text:style-name="T67">RabbitMQ</text:span><text:span text:style-name="T71"> as the communication layer </text:span><text:span text:style-name="T72">and </text:span><text:span text:style-name="T70">PostgreSQL</text:span><text:span text:style-name="T72"> as the backend.</text:span></text:p>
        </text:list-item>
        <text:list-item>
          <text:p text:style-name="P18">Maintained a <text:span text:style-name="T38">Rails 4.2</text:span><text:span text:style-name="T13"> </text:span>monolithic <text:span text:style-name="T13">website using </text:span><text:span text:style-name="T38">MongoDB</text:span><text:span text:style-name="T13">, </text:span><text:span text:style-name="T38">MySQL</text:span><text:span text:style-name="T13">, </text:span><text:span text:style-name="T38">Apache Solr</text:span><text:span text:style-name="T53">.</text:span><text:span text:style-name="T13"> We tackled reliability, scalability, maintainability issues. This system contained Orders, A/B Tests, Keyword Tracking and Feedback/Messaging.</text:span></text:p>
        </text:list-item>
        <text:list-item>
          <text:p text:style-name="P22">Implemented <text:span text:style-name="T96">infrastructure automation</text:span> using <text:span text:style-name="T33">SaltStack</text:span>.</text:p>
        </text:list-item>
        <text:list-item>
          <text:p text:style-name="P25">Implemented retrospectives with a no blame! </text:p>
        </text:list-item>
        <text:list-item>
          <text:p text:style-name="P25">Implemented a continuous improvement/learning culture.</text:p>
        </text:list-item>
        <text:list-item>
          <text:p text:style-name="P24">Responsible for hiring engineers. <text:span text:style-name="T95">This included coming up with tests and a simple process using Kanban.</text:span></text:p>
        </text:list-item>
        <text:list-item>
          <text:p text:style-name="P44">Reported to the <text:span text:style-name="T91">CEO</text:span> and lead a team of <text:span text:style-name="T92">3-6</text:span> <text:span text:style-name="T91">engineers</text:span>.</text:p>
        </text:list-item>
      </text:list>
      <text:p text:style-name="P5"/>
      <text:p text:style-name="P8"/>
      <text:p text:style-name="P2"><text:span text:style-name="T6">Technology Associate </text:span><text:span text:style-name="T13">Segantii Capital Management </text:span><text:span text:style-name="T27">03</text:span><text:span text:style-name="T26">-1</text:span><text:span text:style-name="T27">5</text:span><text:span text:style-name="T26"> &gt; </text:span><text:span text:style-name="T28">04-17</text:span></text:p>
      <text:p text:style-name="P2"/>
      <text:p text:style-name="P2">Achievements</text:p>
      <text:list xml:id="list53316230910706" text:continue-numbering="true" text:style-name="L1">
        <text:list-item>
          <text:p text:style-name="P51"><text:span text:style-name="T63">Designed and implemented a website that automated order uploading </text:span><text:span text:style-name="T64">with </text:span><text:a xlink:type="simple" xlink:href="https://www.tradingscreen.com/" text:style-name="Internet_20_link" text:visited-style-name="Visited_20_Internet_20_Link">Trading Screen</text:a><text:span text:style-name="T63">, order matching using </text:span><text:a xlink:type="simple" xlink:href="http://www.traiana.com/" text:style-name="Internet_20_link" text:visited-style-name="Visited_20_Internet_20_Link">Traiana</text:a><text:span text:style-name="T63"> and order management with </text:span><text:a xlink:type="simple" xlink:href="http://www.derivatives.com/" text:style-name="Internet_20_link" text:visited-style-name="Visited_20_Internet_20_Link">Imagine Software</text:a></text:p>
        </text:list-item>
        <text:list-item>
          <text:p text:style-name="P26">Implemented a <text:span text:style-name="T33">Rails 4.2</text:span> website <text:span text:style-name="T94">using </text:span><text:span text:style-name="T40">PostgreSQL</text:span>, <text:span text:style-name="T31">designed</text:span> <text:span text:style-name="T43">using</text:span> individual Rails Engines. <text:span text:style-name="T47">This allowed us to make sure we could work on features in a more streamlined way.</text:span></text:p>
        </text:list-item>
        <text:list-item>
          <text:p text:style-name="P27">Implemented Lean Methodologies (Kanban, Lean Software Development) <text:span text:style-name="T90">using ideas from </text:span>the "The Goal" and "Product Development Flow".</text:p>
        </text:list-item>
        <text:list-item>
          <text:p text:style-name="P26">Implemented Services using <text:span text:style-name="T33">Elixir 1.3</text:span>, <text:span text:style-name="T34">Clojure 1.8</text:span><text:span text:style-name="T25"> and </text:span><text:span text:style-name="T34">Java 1.8. </text:span><text:span text:style-name="T49">Trying out new technologies to make sure we could reach better agility.</text:span></text:p>
        </text:list-item>
        <text:list-item>
          <text:p text:style-name="P26">Introduced <text:span text:style-name="T33">Infrastructure as Code</text:span> using <text:span text:style-name="T33">Heroku</text:span>, <text:span text:style-name="T33">AWS</text:span> and <text:span text:style-name="T33">Docker</text:span></text:p>
        </text:list-item>
        <text:list-item>
          <text:p text:style-name="P28"><text:span text:style-name="T82">Leading the direction of</text:span> <text:span text:style-name="T33">BDD</text:span> using <text:span text:style-name="T33">Cucumber</text:span>.</text:p>
        </text:list-item>
        <text:list-item>
          <text:p text:style-name="P29"><text:span text:style-name="T82">Leading the direction</text:span> <text:span text:style-name="T85">of </text:span><text:span text:style-name="T33">DevOps</text:span> culture using <text:span text:style-name="T33">OpsGenie</text:span>.</text:p>
        </text:list-item>
        <text:list-item>
          <text:p text:style-name="P30">Responsible for hiring engineers. <text:span text:style-name="T86">From Junior to Senior.</text:span></text:p>
        </text:list-item>
        <text:list-item>
          <text:p text:style-name="P31">Reported to the Head of technology and lead a team of 2 <text:span text:style-name="T91">engineers</text:span>.</text:p>
        </text:list-item>
      </text:list>
      <text:p text:style-name="P9"/>
      <text:p text:style-name="P1"><text:span text:style-name="T5"/></text:p>
      <text:p text:style-name="P58"><text:span text:style-name="T5">Senior Ruby Consultant </text:span>Macquarie University <text:span text:style-name="T26">05-14 &gt; </text:span><text:span text:style-name="T27">03-15</text:span></text:p>
      <text:p text:style-name="P1"/>
      <text:p text:style-name="P1">Achievements</text:p>
      <text:list xml:id="list53317363205849" text:continue-numbering="true" text:style-name="L1">
        <text:list-item>
          <text:p text:style-name="P32">Maintenance of iTeach and Unit Guides. Implemented using <text:span text:style-name="T33">Rails 4/Angular JS</text:span> running on <text:span text:style-name="T37">Ruby</text:span><text:span text:style-name="T87"> </text:span><text:span text:style-name="T33">2.1</text:span> and <text:span text:style-name="T33">Oracle 11g</text:span>.</text:p>
        </text:list-item>
        <text:list-item>
          <text:p text:style-name="P33">Implemented <text:span text:style-name="T33">Rails</text:span> <text:span text:style-name="T33">best practices,</text:span> <text:span text:style-name="T33">Security best practices</text:span> <text:span text:style-name="T44">and </text:span><text:span text:style-name="T33">object oriented/functional concepts</text:span>.</text:p>
        </text:list-item>
        <text:list-item>
          <text:p text:style-name="P33">Implemented Lean Methodologies (<text:span text:style-name="T33">Kanban</text:span>, <text:span text:style-name="T33">Lean Software Development</text:span>)</text:p>
        </text:list-item>
        <text:list-item>
          <text:p text:style-name="P33">Introduced concepts of Continuous Delivery, using <text:span text:style-name="T33">Teamcity</text:span>/<text:span text:style-name="T33">Capistrano</text:span>/<text:span text:style-name="T33">Chef</text:span></text:p>
        </text:list-item>
        <text:list-item>
          <text:p text:style-name="P33">Introduced Infrastructure as Code using <text:span text:style-name="T33">Chef</text:span> and <text:span text:style-name="T33">FPM</text:span></text:p>
        </text:list-item>
        <text:list-item>
          <text:p text:style-name="P33">Introduced metrics gathering using <text:span text:style-name="T33">NewRelic</text:span>. <text:span text:style-name="T62">This helped us diagnose and optimise the system.</text:span></text:p>
        </text:list-item>
        <text:list-item>
          <text:p text:style-name="P34"><text:span text:style-name="T93">Streamlined testing strategies. This was important to decrease the build times and better use of </text:span><text:span text:style-name="T39">BDD</text:span><text:span text:style-name="T93">.</text:span></text:p>
        </text:list-item>
      </text:list>
      <text:p text:style-name="P7"/>
      <text:p text:style-name="P1"><text:span text:style-name="T5">Ruby Consultant </text:span>NBN CO <text:span text:style-name="T26">11-13 &gt; 05-14</text:span></text:p>
      <text:p text:style-name="P1"/>
      <text:p text:style-name="P1">Achievements</text:p>
      <text:list xml:id="list184358557272005" text:style-name="L1">
        <text:list-item>
          <text:p text:style-name="P35">Implemented NBN forms with <text:span text:style-name="T33">Rails/</text:span><text:span text:style-name="T35">AngularJS</text:span> using <text:span text:style-name="T33">J</text:span><text:span text:style-name="T35">R</text:span><text:span text:style-name="T33">uby</text:span><text:span text:style-name="T50">.</text:span></text:p>
        </text:list-item>
        <text:list-item>
          <text:p text:style-name="P33">Implemented analytics gem that is used on all <text:span text:style-name="T46">R</text:span>uby sites.</text:p>
        </text:list-item>
        <text:list-item>
          <text:p text:style-name="P33">Implemented testing gem to reuse common functionality with <text:span text:style-name="T33">RSpec</text:span>, <text:span text:style-name="T33">Cucumber</text:span> and <text:span text:style-name="T33">Capybara</text:span>.</text:p>
        </text:list-item>
        <text:list-item>
          <text:p text:style-name="P33">Implemented deployment gem to reuse common functionality with packaging and maintaining versions of <text:span text:style-name="T89">R</text:span>uby using <text:span text:style-name="T33">RVM</text:span>.</text:p>
        </text:list-item>
        <text:list-item>
          <text:p text:style-name="P33">Coordinated releases using <text:span text:style-name="T33">Continuos Delivery </text:span><text:span text:style-name="T51">by </text:span><text:span text:style-name="T52">implementing</text:span><text:span text:style-name="T51"> a library that streamlined the process.</text:span></text:p>
        </text:list-item>
        <text:list-item>
          <text:p text:style-name="P33">Introduced object oriented/functional concepts in Rails.</text:p>
        </text:list-item>
      </text:list>
      <text:p text:style-name="P7"/>
      <text:p text:style-name="P1"><text:span text:style-name="T5">Lead Engineer </text:span>PINCHme <text:span text:style-name="T26">05-13 &gt; 11-13</text:span></text:p>
      <text:p text:style-name="P1"/>
      <text:p text:style-name="P1">Achievements</text:p>
      <text:list xml:id="list184358697392248" text:style-name="L1">
        <text:list-item>
          <text:p text:style-name="P33">Implemented new version of PINCHme website using <text:span text:style-name="T33">Ruby on Rails 3</text:span>, <text:span text:style-name="T33">Backbone</text:span> and <text:span text:style-name="T33">Marionette</text:span>.</text:p>
        </text:list-item>
        <text:list-item>
          <text:p text:style-name="P33">Implemented social interactions with <text:span text:style-name="T33">Gigya</text:span>.</text:p>
        </text:list-item>
        <text:list-item>
          <text:p text:style-name="P33">Implemented full cloud automation on <text:span text:style-name="T33">AWS using Elastic Beanstalk</text:span> and a custom tool called mist.</text:p>
        </text:list-item>
        <text:list-item>
          <text:p text:style-name="P33">Implemented <text:span text:style-name="T33">Specification by Example</text:span> using <text:span text:style-name="T33">RSpec</text:span> and <text:span text:style-name="T33">Cucumber</text:span>.</text:p>
        </text:list-item>
        <text:list-item>
          <text:p text:style-name="P33">Introduced agile concepts (Kanban, Retrospectives, etc)</text:p>
        </text:list-item>
        <text:list-item>
          <text:p text:style-name="P36"><text:span text:style-name="T45">Reported to the CTO and l</text:span>ead a team of 2 developers.</text:p>
        </text:list-item>
        <text:list-item>
          <text:p text:style-name="P33"><text:span text:style-name="T31">Responsible for</text:span> <text:span text:style-name="T45">the </text:span>hiring process. </text:p>
        </text:list-item>
      </text:list>
      <text:p text:style-name="P1"/>
      <text:p text:style-name="P1"><text:span text:style-name="T5"/></text:p>
      <text:p text:style-name="P58"><text:span text:style-name="T5">Platform Architect </text:span>The Zoo <text:span text:style-name="T26">02-13 &gt; 5-13</text:span></text:p>
      <text:p text:style-name="P1"/>
      <text:p text:style-name="P1">Achievements</text:p>
      <text:list xml:id="list184357410245088" text:style-name="L1">
        <text:list-item>
          <text:p text:style-name="P52"><text:span text:style-name="T16">Define and implement </text:span><text:a xlink:type="simple" xlink:href="http://alexfalkowski.blogspot.com/2013/03/lean-projects-part-2.html" text:style-name="Internet_20_link" text:visited-style-name="Visited_20_Internet_20_Link">Lean Projects</text:a><text:span text:style-name="T16">.</text:span></text:p>
        </text:list-item>
        <text:list-item>
          <text:p text:style-name="P33">Implement a central part of the Optus ecosystem <text:span text:style-name="T61">with </text:span>Optus YES Central.</text:p>
        </text:list-item>
        <text:list-item>
          <text:p text:style-name="P52"><text:span text:style-name="T16">Implementing BDD using </text:span><text:a xlink:type="simple" xlink:href="https://github.com/alexfalkowski/System.Spec" text:style-name="Internet_20_link" text:visited-style-name="Visited_20_Internet_20_Link">System.Spec</text:a></text:p>
        </text:list-item>
        <text:list-item>
          <text:p text:style-name="P37">Leading the technical direction of projects using <text:span text:style-name="T33">Ruby</text:span> and <text:span text:style-name="T33">C#</text:span>.</text:p>
        </text:list-item>
        <text:list-item>
          <text:p text:style-name="P53"><text:span text:style-name="T16">Leading the direction of Release Management using Ruby (</text:span><text:a xlink:type="simple" xlink:href="https://github.com/Albacore/albacore" text:style-name="Internet_20_link" text:visited-style-name="Visited_20_Internet_20_Link">albacore</text:a><text:span text:style-name="T16">) and </text:span><text:a xlink:type="simple" xlink:href="https://github.com/chucknorris/roundhouse" text:style-name="Internet_20_link" text:visited-style-name="Visited_20_Internet_20_Link">roundhouse</text:a><text:span text:style-name="T16"> for database migrations.</text:span></text:p>
        </text:list-item>
        <text:list-item>
          <text:p text:style-name="P33"><text:span text:style-name="T83">Reported to the CTO and l</text:span>ead a team of 3 developers.</text:p>
        </text:list-item>
      </text:list>
      <text:p text:style-name="P7"/>
      <text:p text:style-name="P1"><text:span text:style-name="T5">Technical Team Lead/Architect </text:span>ninemsn <text:span text:style-name="T26">09-11 &gt; 02-13</text:span></text:p>
      <text:p text:style-name="P1"/>
      <text:p text:style-name="P1">Achievements</text:p>
      <text:list xml:id="list184358088846736" text:style-name="L1">
        <text:list-item>
          <text:p text:style-name="P33">Launch of Australia's biggest news site using Sitecore with <text:span text:style-name="T33">ASP.NET MVC</text:span></text:p>
        </text:list-item>
        <text:list-item>
          <text:p text:style-name="P33">Leading a team that brought to life DevOps.</text:p>
        </text:list-item>
        <text:list-item>
          <text:p text:style-name="P33">Leading architecture decisions with <text:span text:style-name="T36">BDD</text:span><text:span text:style-name="T84"> </text:span>using SpecFlow, RSpec and Cucumber.</text:p>
        </text:list-item>
        <text:list-item>
          <text:p text:style-name="P33">Implementing lean/agile methodologies using <text:span text:style-name="T33">Kanban</text:span>.</text:p>
        </text:list-item>
        <text:list-item>
          <text:p text:style-name="P33">Implemented solution using <text:span text:style-name="T33">Amazon Web Services</text:span>.</text:p>
        </text:list-item>
        <text:list-item>
          <text:p text:style-name="P33">Implemented infrastructure as code using AWS SDK for Ruby, Puppet and PowerShell.</text:p>
        </text:list-item>
        <text:list-item>
          <text:p text:style-name="P33">Lead a team of 5-10 developers.</text:p>
        </text:list-item>
      </text:list>
      <text:p text:style-name="P7"/>
      <text:p text:style-name="P1"><text:span text:style-name="T5">Technology Environment Manager </text:span>ninemsn <text:span text:style-name="T26">06-11 &gt; 08-11</text:span></text:p>
      <text:p text:style-name="P1"/>
      <text:p text:style-name="P1">Achievements</text:p>
      <text:list xml:id="list184357214375226" text:style-name="L1">
        <text:list-item>
          <text:p text:style-name="P57">Developing and managing the CMS Pilot program release management process. </text:p>
        </text:list-item>
        <text:list-item>
          <text:p text:style-name="P57">Introducing the team to lean methodologies.</text:p>
        </text:list-item>
        <text:list-item>
          <text:p text:style-name="P33">Implementing continuous integration and introducing continuous delivery.</text:p>
        </text:list-item>
        <text:list-item>
          <text:p text:style-name="P33">Implemented code metrics and analysis.</text:p>
        </text:list-item>
      </text:list>
      <text:p text:style-name="P5"/>
      <text:p text:style-name="P1"><text:span text:style-name="T32">Solution Architect </text:span>5th Finger/ninemsn <text:span text:style-name="T26">04-09 &gt; 05-11</text:span></text:p>
      <text:p text:style-name="P1"/>
      <text:p text:style-name="P1">Achievements </text:p>
      <text:list xml:id="list184357406766980" text:style-name="L1">
        <text:list-item>
          <text:p text:style-name="P33">Actively leading the direction of the platform. </text:p>
        </text:list-item>
        <text:list-item>
          <text:p text:style-name="P33">Introducing <text:span text:style-name="T33">Test Driven Development</text:span> to the Mobile Team using <text:span text:style-name="T33">NUnit</text:span>. </text:p>
        </text:list-item>
        <text:list-item>
          <text:p text:style-name="P33">Actively speaking about Continuous Integration/Delivery.</text:p>
        </text:list-item>
        <text:list-item>
          <text:p text:style-name="P33">Redesign and implementation of the Mobile Framework using WURLF and DeviceAtlas.</text:p>
        </text:list-item>
        <text:list-item>
          <text:p text:style-name="P33">Guiding the architecture and addressing the issues of device detection. </text:p>
        </text:list-item>
        <text:list-item>
          <text:p text:style-name="P33">Rebuilding the air-cast UI using a <text:span text:style-name="T33">Model-View-Presenter pattern in ASP.NET</text:span>. </text:p>
        </text:list-item>
      </text:list>
      <text:p text:style-name="P5"/>
      <text:p text:style-name="P1"><text:span text:style-name="T32">Program Manager </text:span>5th Finger/ninemsn <text:span text:style-name="T26">04-06 &gt; 03-09</text:span></text:p>
      <text:p text:style-name="P1"/>
      <text:p text:style-name="P1">Achievements </text:p>
      <text:list xml:id="list184358792422639" text:style-name="L1">
        <text:list-item>
          <text:p text:style-name="P33">Leading and managing a team of 5 developers which delivered projects from 3 different revenue streams. </text:p>
        </text:list-item>
        <text:list-item>
          <text:p text:style-name="P33">Traditional project management, stakeholder management, pipeline management and resource allocation. </text:p>
        </text:list-item>
        <text:list-item>
          <text:p text:style-name="P33">Direct relationships with third party development teams. </text:p>
        </text:list-item>
        <text:list-item>
          <text:p text:style-name="P33">Working with stakeholders to <text:span text:style-name="T88">customise</text:span> our delivery process to be as effective as <text:soft-page-break/>possible using agile methodologies.</text:p>
        </text:list-item>
        <text:list-item>
          <text:p text:style-name="P33">Designing solutions for our SMS/on-line campaigns, for clients like Channel V, Coca Cola, Vodafone, Universal Music, Fosters, Channel 9. </text:p>
        </text:list-item>
        <text:list-item>
          <text:p text:style-name="P33">Providing development best practices, such as extreme programming.</text:p>
        </text:list-item>
      </text:list>
      <text:p text:style-name="P5"/>
      <text:p text:style-name="P1"><text:span text:style-name="T32">Senior Programmer </text:span>5th Finger/ninemsn <text:span text:style-name="T26">09-05 &gt; 03-06</text:span></text:p>
      <text:p text:style-name="P1"/>
      <text:p text:style-name="P1">Achievements </text:p>
      <text:list xml:id="list184358685166527" text:style-name="L1">
        <text:list-item>
          <text:p text:style-name="P33">Enhancing the air-cast UI. Migrating from classic ASP to <text:span text:style-name="T33">ASP.NET WebForms</text:span> using <text:span text:style-name="T33">C#</text:span></text:p>
        </text:list-item>
        <text:list-item>
          <text:p text:style-name="P33">Providing endpoint solutions using web services. Such as List Management Service, Credit Service, Photo Service </text:p>
        </text:list-item>
        <text:list-item>
          <text:p text:style-name="P33">Implementing custom solutions for our SMS/on-line campaigns, for clients like Channel V, Coca Cola, Vodafone, Universal Music, Fosters, Channel 9 </text:p>
        </text:list-item>
        <text:list-item>
          <text:p text:style-name="P33">Using object-oriented methodologies and proven design patterns. </text:p>
        </text:list-item>
      </text:list>
      <text:p text:style-name="P5"/>
      <text:p text:style-name="P1"><text:span text:style-name="T32">Senior Programmer </text:span>Solid .NET Solutions <text:span text:style-name="T26">09-04 &gt; 08-05</text:span></text:p>
      <text:p text:style-name="P1"/>
      <text:p text:style-name="P1">Achievements </text:p>
      <text:list xml:id="list184358437318760" text:style-name="L1">
        <text:list-item>
          <text:p text:style-name="P33">Developing a code generator, </text:p>
        </text:list-item>
        <text:list-item>
          <text:p text:style-name="P33">Creating the UI using Windows Forms and building custom controls.</text:p>
        </text:list-item>
        <text:list-item>
          <text:p text:style-name="P33">Complete source code generation using CodeDOM, Reflection, and XML and XPath technologies. </text:p>
        </text:list-item>
        <text:list-item>
          <text:p text:style-name="P33">Syntax highlighter using rich format text. </text:p>
        </text:list-item>
        <text:list-item>
          <text:p text:style-name="P33">Designing the company web site. Everything from the graphics to the HTML. This was done using Photoshop CS software and Dreamweaver. </text:p>
        </text:list-item>
      </text:list>
      <text:p text:style-name="P1"><text:s/></text:p>
      <text:p text:style-name="P1"><text:span text:style-name="T32">Senior Programmer </text:span>Synopsis Solutions <text:span text:style-name="T26">09-03 &gt; 08-04</text:span></text:p>
      <text:p text:style-name="P1"/>
      <text:p text:style-name="P1">Achievements </text:p>
      <text:list xml:id="list184357831633906" text:style-name="L1">
        <text:list-item>
          <text:p text:style-name="P33">Developing additional features to DebTrak a comprehensive debt collection system used by major credit collection companies </text:p>
        </text:list-item>
        <text:list-item>
          <text:p text:style-name="P33">Presenting design decisions to a team of software developers. </text:p>
        </text:list-item>
        <text:list-item>
          <text:p text:style-name="P33">Implementing the legal system of the application. </text:p>
        </text:list-item>
        <text:list-item>
          <text:p text:style-name="P33">Writing crystal reports for the application. </text:p>
        </text:list-item>
        <text:list-item>
          <text:p text:style-name="P33">Liaison with clients. </text:p>
        </text:list-item>
      </text:list>
      <text:p text:style-name="P1"/>
      <text:p text:style-name="P1"><text:span text:style-name="T32">Programmer/Systems Administrator </text:span>LOUD <text:span text:style-name="T26">11-00 &gt; 08-03</text:span></text:p>
      <text:p text:style-name="P1"/>
      <text:p text:style-name="P1">Achievements </text:p>
      <text:list xml:id="list184357385367514" text:style-name="L1">
        <text:list-item>
          <text:p text:style-name="P33">Design of infrastructure using Linux technologies. </text:p>
        </text:list-item>
        <text:list-item>
          <text:p text:style-name="P33">Managing deployments of applications</text:p>
        </text:list-item>
        <text:list-item>
          <text:p text:style-name="P33">Implementing MLC Flexiplan/Sprintpak Brochure Ordering System using <text:span text:style-name="T33">Java</text:span>. </text:p>
        </text:list-item>
        <text:list-item>
          <text:p text:style-name="P33">Implementing Nortel Networks Lead Management Tool using <text:span text:style-name="T33">Java</text:span>. </text:p>
        </text:list-item>
        <text:list-item>
          <text:p text:style-name="P33">Implementing AAP Bulletin Builder using <text:span text:style-name="T33">Java</text:span>. </text:p>
        </text:list-item>
      </text:list>
      <text:p text:style-name="P6"/>
      <text:p text:style-name="P6"/>
      <text:p text:style-name="P60">EDUCATION</text:p>
      <text:p text:style-name="P5"/>
      <text:list xml:id="list184358338454998" text:style-name="L1">
        <text:list-item>
          <text:p text:style-name="P57"><text:span text:style-name="T4">The University of Sydney <text:line-break/></text:span>Bachelor of Engineering (Electrical Engineering) Honours Class II, Division 2. </text:p>
        </text:list-item>
      </text:list>
      <text:p text:style-name="P1"/>
      <text:list xml:id="list184358064766352" text:style-name="L1">
        <text:list-item>
          <text:p text:style-name="P33">SAE Institute <text:line-break/>Audio Engineering Diploma - AQTF Diploma of Music Industry [Technical Production] CUS50201 </text:p>
        </text:list-item>
      </text:list>
      <text:p text:style-name="P5"/>
      <text:p text:style-name="P5">PERSONAL INTERESTS</text:p>
      <text:p text:style-name="P1"/>
      <text:list xml:id="list194852026" text:style-name="L2">
        <text:list-item>
          <text:p text:style-name="P54"><text:span text:style-name="T16">I love to write for my </text:span><text:a xlink:type="simple" xlink:href="http://alexfalkowski.blogspot.com.au/" text:style-name="Internet_20_link" text:visited-style-name="Visited_20_Internet_20_Link">blog</text:a><text:span text:style-name="T16">. </text:span><text:span text:style-name="T17">It is important to express your ideas.</text:span></text:p>
        </text:list-item>
        <text:list-item>
          <text:p text:style-name="P55"><text:span text:style-name="T16">I work on a few projects on </text:span><text:a xlink:type="simple" xlink:href="https://github.com/alexfalkowski/" text:style-name="Internet_20_link" text:visited-style-name="Visited_20_Internet_20_Link">github</text:a><text:span text:style-name="T16">.</text:span><text:span text:style-name="T17"> </text:span><text:span text:style-name="T18">Sharpens my skills.</text:span></text:p>
        </text:list-item>
        <text:list-item>
          <text:p text:style-name="P56"><text:span text:style-name="T14">I love reading lots of technical books and blogs. </text:span><text:span text:style-name="T15">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arial" svg:font-family="arial, sans-serif"/>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title>Your Name</dc:title>
    <meta:initial-creator>Iullah</meta:initial-creator>
    <dc:date>2019-07-17T05:33:15.079311178</dc:date>
    <meta:editing-duration>PT16H24M25S</meta:editing-duration>
    <meta:editing-cycles>170</meta:editing-cycles>
    <meta:document-statistic meta:table-count="0" meta:image-count="0" meta:object-count="0" meta:page-count="6" meta:paragraph-count="148" meta:word-count="1491" meta:character-count="9877" meta:non-whitespace-character-count="8602"/>
  </office:meta>
</office:document-meta>
</file>